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6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1.325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076cm"/>
    </style:style>
    <style:style style:name="co9" style:family="table-column">
      <style:table-column-properties fo:break-before="auto" style:column-width="4.884cm"/>
    </style:style>
    <style:style style:name="co10" style:family="table-column">
      <style:table-column-properties fo:break-before="auto" style:column-width="5.757cm"/>
    </style:style>
    <style:style style:name="co11" style:family="table-column">
      <style:table-column-properties fo:break-before="auto" style:column-width="1.873cm"/>
    </style:style>
    <style:style style:name="co12" style:family="table-column">
      <style:table-column-properties fo:break-before="auto" style:column-width="4.2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de" number:country="DE">
      <number:number number:min-integer-digits="1"/>
    </number:number-style>
    <number:number-style style:name="N5002" number:language="de" number:country="DE">
      <number:number number:decimal-places="2" number:min-integer-digits="1"/>
    </number:number-style>
    <number:number-style style:name="N5004" number:language="de" number:country="DE">
      <number:number number:decimal-places="2" number:min-integer-digits="1" number:grouping="true"/>
    </number:number-style>
    <number:text-style style:name="N5100" number:language="de" number:country="DE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f00"/>
    </style:style>
    <style:style style:name="ce2" style:family="table-cell" style:parent-style-name="Default" style:data-style-name="N10000"/>
    <style:style style:name="ce3" style:family="table-cell" style:parent-style-name="Default" style:data-style-name="N5000">
      <style:table-cell-properties fo:background-color="#ffff00"/>
    </style:style>
    <style:style style:name="ce4" style:family="table-cell" style:parent-style-name="Default" style:data-style-name="N5000"/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5002"/>
    <style:style style:name="ce8" style:family="table-cell" style:parent-style-name="Default" style:data-style-name="N5100"/>
    <style:style style:name="ce9" style:family="table-cell" style:parent-style-name="Default" style:data-style-name="N10000">
      <style:table-cell-properties fo:background-color="transparent"/>
    </style:style>
    <style:style style:name="ce10" style:family="table-cell" style:parent-style-name="Default" style:data-style-name="N10000">
      <style:table-cell-properties fo:background-color="#ffffff"/>
    </style:style>
    <style:style style:name="ce11" style:family="table-cell" style:parent-style-name="Default" style:data-style-name="N5106">
      <style:table-cell-properties fo:background-color="#ffffff"/>
    </style:style>
    <style:style style:name="ce12" style:family="table-cell" style:parent-style-name="Default" style:data-style-name="N5107"/>
    <style:style style:name="ce13" style:family="table-cell" style:parent-style-name="Default" style:data-style-name="N5106"/>
    <style:style style:name="ce14" style:family="table-cell" style:parent-style-name="Default" style:data-style-name="N5004"/>
    <style:style style:name="ce15" style:family="table-cell" style:parent-style-name="Default">
      <style:table-cell-properties fo:background-color="#ffffff"/>
    </style:style>
    <style:style style:name="ce16" style:family="table-cell" style:parent-style-name="Default" style:data-style-name="N100"/>
    <style:style style:name="ce17" style:family="table-cell" style:parent-style-name="Default" style:data-style-name="N10000">
      <style:text-properties fo:color="#000000"/>
    </style:style>
  </office:automatic-styles>
  <office:body>
    <office:spreadsheet>
      <table:content-validations>
        <table:content-validation table:name="val1" table:condition="oooc:cell-content-is-whole-number() and cell-content()=3" table:allow-empty-cell="false" table:base-cell-address="Stop.A1">
          <table:error-message table:message-type="stop" table:display="true"/>
        </table:content-validation>
        <table:content-validation table:name="val2" table:condition="oooc:cell-content-is-whole-number() and cell-content()&lt;10" table:allow-empty-cell="false" table:base-cell-address="Stop.A1">
          <table:error-message table:message-type="stop" table:display="true"/>
        </table:content-validation>
        <table:content-validation table:name="val3" table:condition="oooc:cell-content-is-whole-number() and cell-content()&gt;25" table:allow-empty-cell="false" table:base-cell-address="Stop.A1">
          <table:error-message table:message-type="stop" table:display="true"/>
        </table:content-validation>
        <table:content-validation table:name="val4" table:condition="oooc:cell-content-is-whole-number() and cell-content()&lt;=10" table:allow-empty-cell="false" table:base-cell-address="Stop.A1">
          <table:error-message table:message-type="stop" table:display="true"/>
        </table:content-validation>
        <table:content-validation table:name="val5" table:condition="oooc:cell-content-is-whole-number() and cell-content()&gt;=11" table:allow-empty-cell="false" table:base-cell-address="Stop.A1">
          <table:error-message table:message-type="stop" table:display="true"/>
        </table:content-validation>
        <table:content-validation table:name="val6" table:condition="oooc:cell-content-is-whole-number() and cell-content()!=3" table:allow-empty-cell="false" table:base-cell-address="Stop.A1">
          <table:error-message table:message-type="stop" table:display="true"/>
        </table:content-validation>
        <table:content-validation table:name="val7" table:condition="oooc:cell-content-is-whole-number() and cell-content-is-between(1,5)" table:allow-empty-cell="false" table:base-cell-address="Stop.A1">
          <table:error-message table:message-type="stop" table:display="true"/>
        </table:content-validation>
        <table:content-validation table:name="val8" table:condition="oooc:cell-content-is-whole-number() and cell-content-is-not-between(2,6)" table:allow-empty-cell="false" table:base-cell-address="Stop.A1">
          <table:error-message table:message-type="stop" table:display="true"/>
        </table:content-validation>
        <table:content-validation table:name="val9" table:condition="oooc:cell-content-is-decimal-number() and cell-content()=3.14" table:allow-empty-cell="false" table:base-cell-address="Stop.A1">
          <table:error-message table:message-type="stop" table:display="true"/>
        </table:content-validation>
        <table:content-validation table:name="val10" table:condition="oooc:cell-content-is-decimal-number() and cell-content()&lt;10.15" table:allow-empty-cell="false" table:base-cell-address="Stop.A1">
          <table:error-message table:message-type="stop" table:display="true"/>
        </table:content-validation>
        <table:content-validation table:name="val11" table:condition="oooc:cell-content-is-decimal-number() and cell-content()&gt;25.09" table:allow-empty-cell="false" table:base-cell-address="Stop.A1">
          <table:error-message table:message-type="stop" table:display="true"/>
        </table:content-validation>
        <table:content-validation table:name="val12" table:condition="oooc:cell-content-is-decimal-number() and cell-content()&lt;=10.6" table:allow-empty-cell="false" table:base-cell-address="Stop.A1">
          <table:error-message table:message-type="stop" table:display="true"/>
        </table:content-validation>
        <table:content-validation table:name="val13" table:condition="oooc:cell-content-is-decimal-number() and cell-content()&gt;=11.8" table:allow-empty-cell="false" table:base-cell-address="Stop.A1">
          <table:error-message table:message-type="stop" table:display="true"/>
        </table:content-validation>
        <table:content-validation table:name="val14" table:condition="oooc:cell-content-is-decimal-number() and cell-content()!=3.14" table:allow-empty-cell="false" table:base-cell-address="Stop.A1">
          <table:error-message table:message-type="stop" table:display="true"/>
        </table:content-validation>
        <table:content-validation table:name="val15" table:condition="oooc:cell-content-is-decimal-number() and cell-content-is-between(1.4,1.5)" table:allow-empty-cell="false" table:base-cell-address="Stop.A1">
          <table:error-message table:message-type="stop" table:display="true"/>
        </table:content-validation>
        <table:content-validation table:name="val16" table:condition="oooc:cell-content-is-decimal-number() and cell-content-is-not-between(2.1,2.2)" table:allow-empty-cell="false" table:base-cell-address="Stop.A1">
          <table:error-message table:message-type="stop" table:display="true"/>
        </table:content-validation>
        <table:content-validation table:name="val17" table:condition="oooc:cell-content-is-in-list([.A43:.A49])" table:allow-empty-cell="true" table:display-list="unsorted" table:base-cell-address="Stop.B30">
          <table:error-message table:message-type="stop" table:title="Stop !!! " table:display="true">
            <text:p>This is not allowed !!!!</text:p>
          </table:error-message>
        </table:content-validation>
        <table:content-validation table:name="val18" table:condition="oooc:cell-content-is-in-list([.C43:.C49])" table:allow-empty-cell="true" table:display-list="unsorted" table:base-cell-address="Stop.B31">
          <table:error-message table:message-type="stop" table:title="Stop !!! " table:display="true">
            <text:p>This is not allowed !!!!</text:p>
          </table:error-message>
        </table:content-validation>
        <table:content-validation table:name="val19" table:condition="oooc:cell-content-is-in-list([.C43:.C49])" table:allow-empty-cell="true" table:display-list="unsorted" table:base-cell-address="Stop.B32">
          <table:error-message table:message-type="stop" table:title="Stop !!! " table:display="true">
            <text:p>This is not allowed !!!!</text:p>
          </table:error-message>
        </table:content-validation>
        <table:content-validation table:name="val20" table:condition="oooc:cell-content-is-in-list([.A43:.G43])" table:allow-empty-cell="true" table:display-list="unsorted" table:base-cell-address="Stop.B33">
          <table:error-message table:message-type="stop" table:title="Stop !!! " table:display="true">
            <text:p>This is not allowed !!!!</text:p>
          </table:error-message>
        </table:content-validation>
        <table:content-validation table:name="val21" table:condition="oooc:cell-content-is-in-list([.A44:.G44])" table:allow-empty-cell="true" table:display-list="unsorted" table:base-cell-address="Stop.B34">
          <table:error-message table:message-type="stop" table:title="Stop !!! " table:display="true">
            <text:p>This is not allowed !!!!</text:p>
          </table:error-message>
        </table:content-validation>
        <table:content-validation table:name="val22" table:condition="oooc:cell-content-is-in-list([.A45:.G45])" table:allow-empty-cell="true" table:display-list="unsorted" table:base-cell-address="Stop.B35">
          <table:error-message table:message-type="stop" table:title="Stop !!! " table:display="true">
            <text:p>This is not allowed !!!!</text:p>
          </table:error-message>
        </table:content-validation>
        <table:content-validation table:name="val23" table:condition="oooc:cell-content-is-in-list([.A43:.A49])" table:allow-empty-cell="true" table:display-list="unsorted" table:base-cell-address="Stop.B36">
          <table:error-message table:message-type="stop" table:title="Stop !!! " table:display="true">
            <text:p>This is not allowed !!!!</text:p>
          </table:error-message>
        </table:content-validation>
        <table:content-validation table:name="val24" table:condition="oooc:cell-content-is-in-list([.A42:.A48])" table:allow-empty-cell="false" table:display-list="unsorted" table:base-cell-address="Stop.B37">
          <table:error-message table:message-type="stop" table:title="Stop !!! " table:display="true">
            <text:p>This is not allowed !!!!</text:p>
          </table:error-message>
        </table:content-validation>
        <table:content-validation table:name="val25" table:condition="oooc:cell-content-is-in-list(testname)" table:allow-empty-cell="true" table:display-list="unsorted" table:base-cell-address="Stop.B38">
          <table:error-message table:message-type="stop" table:title="Stop !!! " table:display="true">
            <text:p>This is not allowed !!!!</text:p>
          </table:error-message>
        </table:content-validation>
        <table:content-validation table:name="val26" table:condition="oooc:cell-content-is-date() and cell-content()=36507" table:allow-empty-cell="false" table:base-cell-address="Stop.A1">
          <table:error-message table:message-type="stop" table:display="true"/>
        </table:content-validation>
        <table:content-validation table:name="val27" table:condition="oooc:cell-content-is-date() and cell-content()&lt;36507" table:allow-empty-cell="false" table:base-cell-address="Stop.A1">
          <table:error-message table:message-type="stop" table:display="true"/>
        </table:content-validation>
        <table:content-validation table:name="val28" table:condition="oooc:cell-content-is-date() and cell-content()&gt;36507" table:allow-empty-cell="false" table:base-cell-address="Stop.A1">
          <table:error-message table:message-type="stop" table:display="true"/>
        </table:content-validation>
        <table:content-validation table:name="val29" table:condition="oooc:cell-content-is-date() and cell-content()&lt;=36507" table:allow-empty-cell="false" table:base-cell-address="Stop.A1">
          <table:error-message table:message-type="stop" table:display="true"/>
        </table:content-validation>
        <table:content-validation table:name="val30" table:condition="oooc:cell-content-is-date() and cell-content()&gt;=36507" table:allow-empty-cell="false" table:base-cell-address="Stop.A1">
          <table:error-message table:message-type="stop" table:display="true"/>
        </table:content-validation>
        <table:content-validation table:name="val31" table:condition="oooc:cell-content-is-date() and cell-content()!=36507" table:allow-empty-cell="false" table:base-cell-address="Stop.A1">
          <table:error-message table:message-type="stop" table:display="true"/>
        </table:content-validation>
        <table:content-validation table:name="val32" table:condition="oooc:cell-content-is-date() and cell-content-is-between(36507,36517)" table:allow-empty-cell="false" table:base-cell-address="Stop.A1">
          <table:error-message table:message-type="stop" table:display="true"/>
        </table:content-validation>
        <table:content-validation table:name="val33" table:condition="oooc:cell-content-is-date() and cell-content-is-not-between(36507,36517)" table:allow-empty-cell="false" table:base-cell-address="Stop.A1">
          <table:error-message table:message-type="stop" table:display="true"/>
        </table:content-validation>
        <table:content-validation table:name="val34" table:condition="oooc:cell-content-is-time() and cell-content()=0.552083333333333" table:allow-empty-cell="false" table:base-cell-address="Stop.A1">
          <table:error-message table:message-type="stop" table:display="true"/>
        </table:content-validation>
        <table:content-validation table:name="val35" table:condition="oooc:cell-content-is-time() and cell-content()&lt;0.552083333333333" table:allow-empty-cell="false" table:base-cell-address="Stop.A1">
          <table:error-message table:message-type="stop" table:display="true"/>
        </table:content-validation>
        <table:content-validation table:name="val36" table:condition="oooc:cell-content-is-time() and cell-content()&gt;0.552083333333333" table:allow-empty-cell="false" table:base-cell-address="Stop.A1">
          <table:error-message table:message-type="stop" table:display="true"/>
        </table:content-validation>
        <table:content-validation table:name="val37" table:condition="oooc:cell-content-is-time() and cell-content()&lt;=0.552083333333333" table:allow-empty-cell="false" table:base-cell-address="Stop.A1">
          <table:error-message table:message-type="stop" table:display="true"/>
        </table:content-validation>
        <table:content-validation table:name="val38" table:condition="oooc:cell-content-is-time() and cell-content()&gt;=0.552083333333333" table:allow-empty-cell="false" table:base-cell-address="Stop.A1">
          <table:error-message table:message-type="stop" table:display="true"/>
        </table:content-validation>
        <table:content-validation table:name="val39" table:condition="oooc:cell-content-is-time() and cell-content()!=0.552083333333333" table:allow-empty-cell="false" table:base-cell-address="Stop.A1">
          <table:error-message table:message-type="stop" table:display="true"/>
        </table:content-validation>
        <table:content-validation table:name="val40" table:condition="oooc:cell-content-is-time() and cell-content-is-between(0.552083333333333,0.966666666666667)" table:allow-empty-cell="false" table:base-cell-address="Stop.A1">
          <table:error-message table:message-type="stop" table:display="true"/>
        </table:content-validation>
        <table:content-validation table:name="val41" table:condition="oooc:cell-content-is-time() and cell-content-is-not-between(0.541666666666667,0.55)" table:allow-empty-cell="false" table:base-cell-address="Stop.A1">
          <table:error-message table:message-type="stop" table:display="true"/>
        </table:content-validation>
        <table:content-validation table:name="val42" table:condition="oooc:cell-content-is-in-list(&quot;alpha&quot;;&quot;beta&quot;;&quot;gamma&quot;;&quot;delta&quot;;&quot;epsilon&quot;;&quot;phi&quot;)" table:allow-empty-cell="false" table:display-list="unsorted" table:base-cell-address="Stop.E30">
          <table:error-message table:message-type="stop" table:title="Stop !!! " table:display="true">
            <text:p>This is not allowed !!!!</text:p>
          </table:error-message>
        </table:content-validation>
        <table:content-validation table:name="val43" table:condition="oooc:cell-content-is-in-list(&quot;alpha&quot;;&quot;beta&quot;;&quot;gamma&quot;;&quot;delta&quot;;&quot;epsilon&quot;;&quot;phi&quot;)" table:allow-empty-cell="true" table:display-list="unsorted" table:base-cell-address="Stop.E31">
          <table:error-message table:message-type="stop" table:title="Stop !!! " table:display="true">
            <text:p>This is not allowed !!!!</text:p>
          </table:error-message>
        </table:content-validation>
        <table:content-validation table:name="val44" table:condition="oooc:cell-content-is-in-list(&quot;alpha&quot;;&quot;beta&quot;;&quot;gamma&quot;;&quot;delta&quot;;&quot;epsilon&quot;;&quot;phi&quot;)" table:allow-empty-cell="true" table:display-list="unsorted" table:base-cell-address="Stop.E32">
          <table:error-message table:message-type="stop" table:title="Stop !!! " table:display="true">
            <text:p>This is not allowed !!!!</text:p>
          </table:error-message>
        </table:content-validation>
        <table:content-validation table:name="val45" table:condition="oooc:cell-content-is-in-list(&quot;alpha&quot;;&quot;beta&quot;;&quot;gamma&quot;;&quot;delta&quot;;&quot;epsilon&quot;;&quot;phi&quot;)" table:allow-empty-cell="false" table:display-list="unsorted" table:base-cell-address="Stop.E33">
          <table:error-message table:message-type="stop" table:title="Stop !!! " table:display="true">
            <text:p>This is not allowed !!!!</text:p>
          </table:error-message>
        </table:content-validation>
        <table:content-validation table:name="val46" table:condition="oooc:cell-content-is-whole-number() and cell-content-is-not-between(0,0)" table:allow-empty-cell="false" table:base-cell-address="Stop.E34">
          <table:error-message table:message-type="stop" table:display="true"/>
        </table:content-validation>
        <table:content-validation table:name="val47" table:condition="oooc:cell-content-text-length()=3" table:allow-empty-cell="false" table:base-cell-address="Stop.A1">
          <table:error-message table:message-type="stop" table:display="true"/>
        </table:content-validation>
        <table:content-validation table:name="val48" table:condition="oooc:cell-content-text-length()&lt;10" table:allow-empty-cell="false" table:base-cell-address="Stop.A1">
          <table:error-message table:message-type="stop" table:display="true"/>
        </table:content-validation>
        <table:content-validation table:name="val49" table:condition="oooc:cell-content-text-length()&gt;25" table:allow-empty-cell="false" table:base-cell-address="Stop.A1">
          <table:error-message table:message-type="stop" table:display="true"/>
        </table:content-validation>
        <table:content-validation table:name="val50" table:condition="oooc:cell-content-text-length()&lt;=10" table:allow-empty-cell="false" table:base-cell-address="Stop.A1">
          <table:error-message table:message-type="stop" table:display="true"/>
        </table:content-validation>
        <table:content-validation table:name="val51" table:condition="oooc:cell-content-text-length()&gt;=11" table:allow-empty-cell="false" table:base-cell-address="Stop.A1">
          <table:error-message table:message-type="stop" table:display="true"/>
        </table:content-validation>
        <table:content-validation table:name="val52" table:condition="oooc:cell-content-text-length()!=3" table:allow-empty-cell="false" table:base-cell-address="Stop.A1">
          <table:error-message table:message-type="stop" table:display="true"/>
        </table:content-validation>
        <table:content-validation table:name="val53" table:condition="oooc:cell-content-text-length-is-between(1,5)" table:allow-empty-cell="false" table:base-cell-address="Stop.A1">
          <table:error-message table:message-type="stop" table:display="true"/>
        </table:content-validation>
        <table:content-validation table:name="val54" table:condition="oooc:cell-content-text-length-is-not-between(2,6)" table:allow-empty-cell="false" table:base-cell-address="Stop.A1">
          <table:error-message table:message-type="stop" table:display="true"/>
        </table:content-validation>
        <table:content-validation table:name="val55" table:condition="oooc:cell-content-is-whole-number() and cell-content-is-not-between(2,6)" table:allow-empty-cell="false" table:base-cell-address="Stop.A1">
          <table:error-message table:message-type="warning" table:title="Finger weg sonst Hand ab !!!!!!" table:display="true">
            <text:p>Finger weg sonst Hand ab !!!!!!</text:p>
            <text:p>Be sure it will be done !</text:p>
          </table:error-message>
        </table:content-validation>
        <table:content-validation table:name="val56" table:condition="oooc:cell-content-is-whole-number() and cell-content()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57" table:condition="oooc:cell-content-is-whole-number() and cell-content()&lt;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58" table:condition="oooc:cell-content-is-whole-number() and cell-content()&gt;25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59" table:condition="oooc:cell-content-is-whole-number() and cell-content()&lt;=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0" table:condition="oooc:cell-content-is-whole-number() and cell-content()&gt;=11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1" table:condition="oooc:cell-content-is-whole-number() and cell-content()!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2" table:condition="oooc:cell-content-is-whole-number() and cell-content-is-between(1,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3" table:condition="oooc:cell-content-is-whole-number() and cell-content-is-not-between(2,6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4" table:condition="oooc:cell-content-is-whole-number() and cell-content()&lt;=10" table:allow-empty-cell="false" table:base-cell-address="Stop.A1">
          <table:error-message table:message-type="warning" table:title="Finger weg sonst Hand ab !!!!!!" table:display="true">
            <text:p>Finger weg sonst Hand ab !!!!!!</text:p>
            <text:p>Be sure it will be done !</text:p>
          </table:error-message>
        </table:content-validation>
        <table:content-validation table:name="val65" table:condition="oooc:cell-content-is-decimal-number() and cell-content()=3.14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6" table:condition="oooc:cell-content-is-decimal-number() and cell-content()&lt;10.15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7" table:condition="oooc:cell-content-is-decimal-number() and cell-content()&gt;25.09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8" table:condition="oooc:cell-content-is-decimal-number() and cell-content()&lt;=10.6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9" table:condition="oooc:cell-content-is-decimal-number() and cell-content()&gt;=11.8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0" table:condition="oooc:cell-content-is-decimal-number() and cell-content()!=3.14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1" table:condition="oooc:cell-content-is-decimal-number() and cell-content-is-between(1.4,1.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2" table:condition="oooc:cell-content-is-decimal-number() and cell-content-is-not-between(2.1,2.2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3" table:condition="oooc:cell-content-is-in-list([.A43:.A49])" table:allow-empty-cell="true" table:display-list="unsorted" table:base-cell-address="Warning.B30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4" table:condition="oooc:cell-content-is-in-list([.C43:.C49])" table:allow-empty-cell="true" table:display-list="unsorted" table:base-cell-address="Warning.B31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5" table:condition="oooc:cell-content-is-in-list([.C43:.C49])" table:allow-empty-cell="true" table:display-list="unsorted" table:base-cell-address="Warning.B32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6" table:condition="oooc:cell-content-is-in-list([.A43:.G43])" table:allow-empty-cell="true" table:display-list="unsorted" table:base-cell-address="Warning.B33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7" table:condition="oooc:cell-content-is-in-list([.A44:.G44])" table:allow-empty-cell="true" table:display-list="unsorted" table:base-cell-address="Warning.B34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8" table:condition="oooc:cell-content-is-in-list([.A45:.G45])" table:allow-empty-cell="true" table:display-list="unsorted" table:base-cell-address="Warning.B35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9" table:condition="oooc:cell-content-is-in-list([.A43:.A49])" table:allow-empty-cell="true" table:display-list="unsorted" table:base-cell-address="Warning.B36">
          <table:error-message table:message-type="warning" table:display="true"/>
        </table:content-validation>
        <table:content-validation table:name="val80" table:condition="oooc:cell-content-is-in-list([.A42:.A48])" table:allow-empty-cell="false" table:display-list="unsorted" table:base-cell-address="Warning.B37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81" table:condition="oooc:cell-content-is-in-list(testname)" table:allow-empty-cell="true" table:display-list="unsorted" table:base-cell-address="Warning.B38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82" table:condition="oooc:cell-content-is-date() and cell-content()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3" table:condition="oooc:cell-content-is-date() and cell-content()&lt;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4" table:condition="oooc:cell-content-is-date() and cell-content()&gt;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5" table:condition="oooc:cell-content-is-date() and cell-content()&lt;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6" table:condition="oooc:cell-content-is-date() and cell-content()&gt;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7" table:condition="oooc:cell-content-is-date() and cell-content()!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8" table:condition="oooc:cell-content-is-date() and cell-content-is-between(36507,36517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9" table:condition="oooc:cell-content-is-date() and cell-content-is-not-between(36507,36517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0" table:condition="oooc:cell-content-is-time() and cell-content()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1" table:condition="oooc:cell-content-is-time() and cell-content()&lt;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2" table:condition="oooc:cell-content-is-time() and cell-content()&gt;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3" table:condition="oooc:cell-content-is-time() and cell-content()&lt;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4" table:condition="oooc:cell-content-is-time() and cell-content()&gt;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5" table:condition="oooc:cell-content-is-time() and cell-content()!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6" table:condition="oooc:cell-content-is-time() and cell-content-is-between(0.541666666666667,0.966666666666667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7" table:condition="oooc:cell-content-is-time() and cell-content-is-not-between(0.541666666666667,0.5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8" table:condition="oooc:cell-content-is-in-list(&quot;alpha&quot;;&quot;beta&quot;;&quot;gamma&quot;;&quot;delta&quot;;&quot;epsilon&quot;;&quot;phi&quot;)" table:allow-empty-cell="true" table:display-list="unsorted" table:base-cell-address="Warning.E30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99" table:condition="oooc:cell-content-is-in-list(&quot;alpha&quot;;&quot;beta&quot;;&quot;gamma&quot;;&quot;delta&quot;;&quot;epsilon&quot;;&quot;phi&quot;)" table:allow-empty-cell="true" table:display-list="unsorted" table:base-cell-address="Warning.E31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100" table:condition="oooc:cell-content-is-in-list(&quot;alpha&quot;;&quot;beta&quot;;&quot;gamma&quot;;&quot;delta&quot;;&quot;epsilon&quot;;&quot;phi&quot;)" table:allow-empty-cell="true" table:display-list="unsorted" table:base-cell-address="Warning.E32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101" table:condition="oooc:cell-content-is-in-list(&quot;alpha&quot;;&quot;beta&quot;;&quot;gamma&quot;;&quot;delta&quot;;&quot;epsilon&quot;;&quot;phi&quot;)" table:allow-empty-cell="false" table:display-list="unsorted" table:base-cell-address="Warning.E33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102" table:condition="oooc:cell-content-text-length()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3" table:condition="oooc:cell-content-text-length()&lt;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4" table:condition="oooc:cell-content-text-length()&gt;25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5" table:condition="oooc:cell-content-text-length()&lt;=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6" table:condition="oooc:cell-content-text-length()&gt;=11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7" table:condition="oooc:cell-content-text-length()!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8" table:condition="oooc:cell-content-text-length-is-between(1,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9" table:condition="oooc:cell-content-text-length-is-not-between(2,6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10" table:condition="oooc:cell-content-text-length-is-not-between(2,6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1" table:condition="oooc:cell-content-is-whole-number() and cell-content()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2" table:condition="oooc:cell-content-is-whole-number() and cell-content()&lt;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3" table:condition="oooc:cell-content-is-whole-number() and cell-content()&gt;25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4" table:condition="oooc:cell-content-is-whole-number() and cell-content()&lt;=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5" table:condition="oooc:cell-content-is-whole-number() and cell-content()&gt;=11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6" table:condition="oooc:cell-content-is-whole-number() and cell-content()!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7" table:condition="oooc:cell-content-is-whole-number() and cell-content-is-between(1,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8" table:condition="oooc:cell-content-is-whole-number() and cell-content-is-not-between(2,6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9" table:condition="oooc:cell-content-is-decimal-number() and cell-content()=3.14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0" table:condition="oooc:cell-content-is-decimal-number() and cell-content()&lt;10.15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1" table:condition="oooc:cell-content-is-decimal-number() and cell-content()&gt;25.09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2" table:condition="oooc:cell-content-is-decimal-number() and cell-content()&lt;=10.6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3" table:condition="oooc:cell-content-is-decimal-number() and cell-content()&gt;=11.8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4" table:condition="oooc:cell-content-is-decimal-number() and cell-content()!=3.14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5" table:condition="oooc:cell-content-is-decimal-number() and cell-content-is-between(1.4,1.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6" table:condition="oooc:cell-content-is-decimal-number() and cell-content-is-not-between(2.1,2.2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7" table:condition="oooc:cell-content-is-in-list([.A43:.A49])" table:allow-empty-cell="true" table:display-list="unsorted" table:base-cell-address="Information.B30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28" table:condition="oooc:cell-content-is-in-list([.C43:.C49])" table:allow-empty-cell="true" table:display-list="unsorted" table:base-cell-address="Information.B31">
          <table:error-message table:message-type="information" table:title="Information" table:display="true">
            <text:p>This is just for your information, this value is not valid !</text:p>
          </table:error-message>
        </table:content-validation>
        <table:content-validation table:name="val129" table:condition="oooc:cell-content-is-in-list([.C43:.C49])" table:allow-empty-cell="true" table:display-list="unsorted" table:base-cell-address="Information.B32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0" table:condition="oooc:cell-content-is-in-list([.A43:.G43])" table:allow-empty-cell="true" table:display-list="unsorted" table:base-cell-address="Information.B33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1" table:condition="oooc:cell-content-is-in-list([.A44:.G44])" table:allow-empty-cell="true" table:display-list="unsorted" table:base-cell-address="Information.B34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2" table:condition="oooc:cell-content-is-in-list([.A45:.G45])" table:allow-empty-cell="true" table:display-list="unsorted" table:base-cell-address="Information.B35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3" table:condition="oooc:cell-content-is-in-list([.A43:.A49])" table:allow-empty-cell="true" table:display-list="unsorted" table:base-cell-address="Information.B36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4" table:condition="oooc:cell-content-is-in-list([.A42:.A48])" table:allow-empty-cell="false" table:display-list="unsorted" table:base-cell-address="Information.B37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5" table:condition="oooc:cell-content-is-in-list(testname)" table:allow-empty-cell="true" table:display-list="unsorted" table:base-cell-address="Information.B38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6" table:condition="oooc:cell-content-is-date() and cell-content()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37" table:condition="oooc:cell-content-is-date() and cell-content()&lt;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38" table:condition="oooc:cell-content-is-date() and cell-content()&gt;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39" table:condition="oooc:cell-content-is-date() and cell-content()&lt;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0" table:condition="oooc:cell-content-is-date() and cell-content()&gt;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1" table:condition="oooc:cell-content-is-date() and cell-content()!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2" table:condition="oooc:cell-content-is-date() and cell-content-is-between(36507,36517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3" table:condition="oooc:cell-content-is-date() and cell-content-is-not-between(36507,36517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4" table:condition="oooc:cell-content-is-time() and cell-content()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5" table:condition="oooc:cell-content-is-time() and cell-content()&lt;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6" table:condition="oooc:cell-content-is-time() and cell-content()&gt;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7" table:condition="oooc:cell-content-is-time() and cell-content()&lt;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8" table:condition="oooc:cell-content-is-time() and cell-content()&gt;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9" table:condition="oooc:cell-content-is-time() and cell-content()!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0" table:condition="oooc:cell-content-is-time() and cell-content-is-between(0.541666666666667,0.966666666666667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1" table:condition="oooc:cell-content-is-time() and cell-content-is-not-between(0.541666666666667,0.5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2" table:condition="oooc:cell-content-is-in-list(&quot;alpha&quot;;&quot;beta&quot;;&quot;gamma&quot;;&quot;delta&quot;;&quot;epsilon&quot;;&quot;phi&quot;)" table:allow-empty-cell="true" table:display-list="unsorted" table:base-cell-address="Information.E30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3" table:condition="oooc:cell-content-is-in-list(&quot;alpha&quot;;&quot;beta&quot;;&quot;gamma&quot;;&quot;delta&quot;;&quot;epsilon&quot;;&quot;phi&quot;)" table:allow-empty-cell="true" table:display-list="unsorted" table:base-cell-address="Information.E31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4" table:condition="oooc:cell-content-is-in-list(&quot;alpha&quot;;&quot;beta&quot;;&quot;gamma&quot;;&quot;delta&quot;;&quot;epsilon&quot;;&quot;phi&quot;)" table:allow-empty-cell="true" table:display-list="unsorted" table:base-cell-address="Information.E32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5" table:condition="oooc:cell-content-is-in-list(&quot;alpha&quot;;&quot;beta&quot;;&quot;gamma&quot;;&quot;delta&quot;;&quot;epsilon&quot;;&quot;phi&quot;)" table:allow-empty-cell="false" table:display-list="unsorted" table:base-cell-address="Information.E33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6" table:condition="oooc:cell-content-text-length()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7" table:condition="oooc:cell-content-text-length()&lt;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8" table:condition="oooc:cell-content-text-length()&gt;25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9" table:condition="oooc:cell-content-text-length()&lt;=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0" table:condition="oooc:cell-content-text-length()&gt;=11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1" table:condition="oooc:cell-content-text-length()!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2" table:condition="oooc:cell-content-text-length-is-between(1,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3" table:condition="oooc:cell-content-is-whole-number() and cell-content()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4" table:condition="oooc:cell-content-is-whole-number() and cell-content()&lt;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5" table:condition="oooc:cell-content-is-whole-number() and cell-content()&gt;25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6" table:condition="oooc:cell-content-is-whole-number() and cell-content()&lt;=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7" table:condition="oooc:cell-content-is-whole-number() and cell-content()&gt;=11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8" table:condition="oooc:cell-content-is-whole-number() and cell-content()!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9" table:condition="oooc:cell-content-is-whole-number() and cell-content-is-between(1,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0" table:condition="oooc:cell-content-is-whole-number() and cell-content-is-not-between(2,6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1" table:condition="oooc:cell-content-is-decimal-number() and cell-content()=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2" table:condition="oooc:cell-content-is-decimal-number() and cell-content()=3.14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3" table:condition="oooc:cell-content-is-decimal-number() and cell-content()&lt;10.15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4" table:condition="oooc:cell-content-is-decimal-number() and cell-content()&gt;25.09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5" table:condition="oooc:cell-content-is-decimal-number() and cell-content()&lt;=10.6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6" table:condition="oooc:cell-content-is-decimal-number() and cell-content()&gt;=11.8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7" table:condition="oooc:cell-content-is-decimal-number() and cell-content()!=3.14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8" table:condition="oooc:cell-content-is-decimal-number() and cell-content-is-between(1.4,1.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9" table:condition="oooc:cell-content-is-decimal-number() and cell-content-is-not-between(2.1,2.2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0" table:condition="oooc:cell-content-is-in-list([.A43:.A49])" table:allow-empty-cell="true" table:display-list="unsorted" table:base-cell-address="Macro.B30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1" table:condition="oooc:cell-content-is-in-list([.C43:.C49])" table:allow-empty-cell="true" table:display-list="unsorted" table:base-cell-address="Macro.B3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2" table:condition="oooc:cell-content-is-in-list([.C43:.C49])" table:allow-empty-cell="true" table:display-list="unsorted" table:base-cell-address="Macro.B32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3" table:condition="oooc:cell-content-is-in-list([.A43:.G43])" table:allow-empty-cell="true" table:display-list="unsorted" table:base-cell-address="Macro.B33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4" table:condition="oooc:cell-content-is-in-list([.A44:.G44])" table:allow-empty-cell="true" table:display-list="unsorted" table:base-cell-address="Macro.B34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5" table:condition="oooc:cell-content-is-in-list([.A45:.G45])" table:allow-empty-cell="true" table:display-list="unsorted" table:base-cell-address="Macro.B35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6" table:condition="oooc:cell-content-is-in-list([.A43:.A49])" table:allow-empty-cell="true" table:display-list="unsorted" table:base-cell-address="Macro.B36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7" table:condition="oooc:cell-content-is-in-list([.A42:.A48])" table:allow-empty-cell="false" table:display-list="unsorted" table:base-cell-address="Macro.B37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8" table:condition="oooc:cell-content-is-in-list(testname)" table:allow-empty-cell="true" table:display-list="unsorted" table:base-cell-address="Macro.B38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9" table:condition="oooc:cell-content-is-date() and cell-content()=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0" table:condition="oooc:cell-content-is-date() and cell-content()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1" table:condition="oooc:cell-content-is-time() and cell-content()&lt;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2" table:condition="oooc:cell-content-is-date() and cell-content()&gt;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3" table:condition="oooc:cell-content-is-date() and cell-content()&lt;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4" table:condition="oooc:cell-content-is-date() and cell-content()&gt;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5" table:condition="oooc:cell-content-is-date() and cell-content()!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6" table:condition="oooc:cell-content-is-date() and cell-content-is-between(36507,36517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7" table:condition="oooc:cell-content-is-date() and cell-content-is-not-between(36507,36517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8" table:condition="oooc:cell-content-is-time() and cell-content()=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9" table:condition="oooc:cell-content-is-time() and cell-content()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0" table:condition="oooc:cell-content-is-time() and cell-content()&lt;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1" table:condition="oooc:cell-content-is-time() and cell-content()&gt;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2" table:condition="oooc:cell-content-is-time() and cell-content()&lt;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3" table:condition="oooc:cell-content-is-time() and cell-content()&gt;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4" table:condition="oooc:cell-content-is-time() and cell-content()!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5" table:condition="oooc:cell-content-is-time() and cell-content-is-between(0.552083333333333,0.966666666666667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6" table:condition="oooc:cell-content-is-time() and cell-content-is-not-between(0.541666666666667,0.5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7" table:condition="oooc:cell-content-is-in-list(&quot;alpha&quot;;&quot;beta&quot;;&quot;gamma&quot;;&quot;delta&quot;;&quot;epsilon&quot;;&quot;phi&quot;)" table:allow-empty-cell="true" table:display-list="unsorted" table:base-cell-address="Macro.E30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8" table:condition="oooc:cell-content-is-in-list(&quot;alpha&quot;;&quot;beta&quot;;&quot;gamma&quot;;&quot;delta&quot;;&quot;epsilon&quot;;&quot;phi&quot;)" table:allow-empty-cell="true" table:display-list="unsorted" table:base-cell-address="Macro.E3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9" table:condition="oooc:cell-content-is-in-list(&quot;alpha&quot;;&quot;beta&quot;;&quot;gamma&quot;;&quot;delta&quot;;&quot;epsilon&quot;;&quot;phi&quot;)" table:allow-empty-cell="true" table:display-list="unsorted" table:base-cell-address="Macro.E32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0" table:condition="oooc:cell-content-is-in-list(&quot;alpha&quot;;&quot;beta&quot;;&quot;gamma&quot;;&quot;delta&quot;;&quot;epsilon&quot;;&quot;phi&quot;)" table:allow-empty-cell="false" table:display-list="unsorted" table:base-cell-address="Macro.E33">
          <table:error-macro table:execute="true"/>
          <office:event-listeners>
            <script:event-listener script:language="ooo:script" script:event-name="dom:error" xlink:href="vnd.sun.star.script:Standard.Modul1.Gueltig?language=Basic&amp;location=document"/>
          </office:event-listeners>
        </table:content-validation>
        <table:content-validation table:name="val211" table:condition="oooc:cell-content-text-length()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2" table:condition="oooc:cell-content-text-length()&lt;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3" table:condition="oooc:cell-content-text-length()&gt;25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4" table:condition="oooc:cell-content-text-length()&lt;=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5" table:condition="oooc:cell-content-text-length()&gt;=11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6" table:condition="oooc:cell-content-text-length()!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7" table:condition="oooc:cell-content-text-length-is-between(1,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8" table:condition="oooc:cell-content-text-length-is-not-between(2,6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9" table:condition="oooc:cell-content-is-whole-number() and cell-content()=3" table:allow-empty-cell="false" table:base-cell-address="Stop.A1">
          <table:help-message table:title="The following will be accepted" table:display="true">
            <text:p>The number 3</text:p>
          </table:help-message>
          <table:error-message table:message-type="stop" table:display="true"/>
        </table:content-validation>
        <table:content-validation table:name="val220" table:condition="oooc:cell-content-is-whole-number() and cell-content()&lt;10" table:allow-empty-cell="false" table:base-cell-address="Stop.A1">
          <table:help-message table:title="The following will be accepted" table:display="true">
            <text:p>All numbers &lt; 10</text:p>
          </table:help-message>
          <table:error-message table:message-type="stop" table:display="true"/>
        </table:content-validation>
        <table:content-validation table:name="val221" table:condition="oooc:cell-content-is-whole-number() and cell-content()&gt;25" table:allow-empty-cell="false" table:base-cell-address="Stop.A1">
          <table:help-message table:title="The following will be accepted" table:display="true">
            <text:p>All numbers &gt; 25</text:p>
          </table:help-message>
          <table:error-message table:message-type="stop" table:display="true"/>
        </table:content-validation>
        <table:content-validation table:name="val222" table:condition="oooc:cell-content-is-whole-number() and cell-content()&lt;=10" table:allow-empty-cell="false" table:base-cell-address="Stop.A1">
          <table:help-message table:title="The following will be accepted" table:display="true">
            <text:p>All numbers &lt;= 10</text:p>
          </table:help-message>
          <table:error-message table:message-type="stop" table:display="true"/>
        </table:content-validation>
        <table:content-validation table:name="val223" table:condition="oooc:cell-content-is-whole-number() and cell-content()&gt;=11" table:allow-empty-cell="false" table:base-cell-address="Stop.A1">
          <table:help-message table:title="The following will be accepted" table:display="true">
            <text:p>All numbers &gt;= 11</text:p>
          </table:help-message>
          <table:error-message table:message-type="stop" table:display="true"/>
        </table:content-validation>
        <table:content-validation table:name="val224" table:condition="oooc:cell-content-is-whole-number() and cell-content()!=3" table:allow-empty-cell="false" table:base-cell-address="Stop.A1">
          <table:help-message table:title="The following will be accepted" table:display="true">
            <text:p>All numbers but not the Three</text:p>
          </table:help-message>
          <table:error-message table:message-type="stop" table:display="true"/>
        </table:content-validation>
        <table:content-validation table:name="val225" table:condition="oooc:cell-content-is-whole-number() and cell-content-is-between(1,5)" table:allow-empty-cell="false" table:base-cell-address="Stop.A1">
          <table:help-message table:title="The following will be accepted" table:display="true">
            <text:p>All numbers between 1 and 5</text:p>
          </table:help-message>
          <table:error-message table:message-type="stop" table:display="true"/>
        </table:content-validation>
        <table:content-validation table:name="val226" table:condition="oooc:cell-content-is-whole-number() and cell-content-is-not-between(2,6)" table:allow-empty-cell="false" table:base-cell-address="Stop.A1">
          <table:help-message table:title="The following will be accepted" table:display="true">
            <text:p>All numbers but not between 2 and 6</text:p>
          </table:help-message>
          <table:error-message table:message-type="stop" table:display="true"/>
        </table:content-validation>
      </table:content-validations>
      <table:table table:name="Stop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Validity whole number</text:p>
          </table:table-cell>
          <table:table-cell table:style-name="ce6"/>
          <table:table-cell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251"/>
        </table:table-row>
        <table:table-row table:style-name="ro1">
          <table:table-cell office:value-type="string">
            <text:p>= 3</text:p>
          </table:table-cell>
          <table:table-cell table:content-validation-name="val1"/>
          <table:table-cell/>
          <table:table-cell office:value-type="string">
            <text:p>= 13.12.99</text:p>
          </table:table-cell>
          <table:table-cell table:style-name="ce11" table:content-validation-name="val26"/>
          <table:table-cell/>
          <table:table-cell office:value-type="string">
            <text:p>= 3</text:p>
          </table:table-cell>
          <table:table-cell table:content-validation-name="val47"/>
          <table:table-cell table:number-columns-repeated="248"/>
        </table:table-row>
        <table:table-row table:style-name="ro1">
          <table:table-cell office:value-type="string">
            <text:p>&lt;10</text:p>
          </table:table-cell>
          <table:table-cell table:content-validation-name="val2"/>
          <table:table-cell/>
          <table:table-cell office:value-type="string">
            <text:p>&lt; 13.12.99</text:p>
          </table:table-cell>
          <table:table-cell table:style-name="ce11" table:content-validation-name="val27"/>
          <table:table-cell/>
          <table:table-cell office:value-type="string">
            <text:p>&lt;10</text:p>
          </table:table-cell>
          <table:table-cell table:content-validation-name="val48"/>
          <table:table-cell table:number-columns-repeated="248"/>
        </table:table-row>
        <table:table-row table:style-name="ro1">
          <table:table-cell office:value-type="string">
            <text:p>&gt;25</text:p>
          </table:table-cell>
          <table:table-cell table:content-validation-name="val3"/>
          <table:table-cell/>
          <table:table-cell office:value-type="string">
            <text:p>&gt; 13.12.99</text:p>
          </table:table-cell>
          <table:table-cell table:style-name="ce11" table:content-validation-name="val28"/>
          <table:table-cell/>
          <table:table-cell office:value-type="string">
            <text:p>&gt;25</text:p>
          </table:table-cell>
          <table:table-cell table:content-validation-name="val49"/>
          <table:table-cell table:number-columns-repeated="248"/>
        </table:table-row>
        <table:table-row table:style-name="ro1">
          <table:table-cell office:value-type="string">
            <text:p>&lt;= 10</text:p>
          </table:table-cell>
          <table:table-cell table:content-validation-name="val4"/>
          <table:table-cell/>
          <table:table-cell office:value-type="string">
            <text:p>&lt;= <text:s/>13.12.99</text:p>
          </table:table-cell>
          <table:table-cell table:style-name="ce11" table:content-validation-name="val29"/>
          <table:table-cell/>
          <table:table-cell office:value-type="string">
            <text:p>&lt;= 10</text:p>
          </table:table-cell>
          <table:table-cell table:content-validation-name="val50"/>
          <table:table-cell table:number-columns-repeated="248"/>
        </table:table-row>
        <table:table-row table:style-name="ro1">
          <table:table-cell office:value-type="string">
            <text:p>&gt;=11</text:p>
          </table:table-cell>
          <table:table-cell table:content-validation-name="val5"/>
          <table:table-cell table:style-name="ce9"/>
          <table:table-cell table:style-name="ce6" office:value-type="string">
            <text:p>&gt;= <text:s/>13.12.99</text:p>
          </table:table-cell>
          <table:table-cell table:style-name="ce11" table:content-validation-name="val30"/>
          <table:table-cell/>
          <table:table-cell office:value-type="string">
            <text:p>&gt;=11</text:p>
          </table:table-cell>
          <table:table-cell table:content-validation-name="val51"/>
          <table:table-cell table:number-columns-repeated="248"/>
        </table:table-row>
        <table:table-row table:style-name="ro1">
          <table:table-cell office:value-type="string">
            <text:p>&lt;&gt; 3</text:p>
          </table:table-cell>
          <table:table-cell table:content-validation-name="val6"/>
          <table:table-cell/>
          <table:table-cell office:value-type="string">
            <text:p>&lt;&gt; <text:s/>13.12.99</text:p>
          </table:table-cell>
          <table:table-cell table:style-name="ce11" table:content-validation-name="val31"/>
          <table:table-cell/>
          <table:table-cell office:value-type="string">
            <text:p>&lt;&gt; 3</text:p>
          </table:table-cell>
          <table:table-cell table:content-validation-name="val52"/>
          <table:table-cell table:number-columns-repeated="248"/>
        </table:table-row>
        <table:table-row table:style-name="ro1">
          <table:table-cell office:value-type="string">
            <text:p>Between 1 and 5</text:p>
          </table:table-cell>
          <table:table-cell table:content-validation-name="val7"/>
          <table:table-cell/>
          <table:table-cell office:value-type="string">
            <text:p>Between <text:s/>13. and 23.12.99</text:p>
          </table:table-cell>
          <table:table-cell table:style-name="ce11" table:content-validation-name="val32"/>
          <table:table-cell/>
          <table:table-cell office:value-type="string">
            <text:p>Between 1 and 5</text:p>
          </table:table-cell>
          <table:table-cell table:content-validation-name="val53"/>
          <table:table-cell table:number-columns-repeated="248"/>
        </table:table-row>
        <table:table-row table:style-name="ro1">
          <table:table-cell office:value-type="string">
            <text:p>Not between 2 and 6</text:p>
          </table:table-cell>
          <table:table-cell table:content-validation-name="val8"/>
          <table:table-cell/>
          <table:table-cell office:value-type="string">
            <text:p>Not between 13. and 23.12.99</text:p>
          </table:table-cell>
          <table:table-cell table:style-name="ce11" table:content-validation-name="val33"/>
          <table:table-cell/>
          <table:table-cell office:value-type="string">
            <text:p>Not between 2 and 6</text:p>
          </table:table-cell>
          <table:table-cell table:content-validation-name="val54"/>
          <table:table-cell table:number-columns-repeated="248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251"/>
        </table:table-row>
        <table:table-row table:style-name="ro1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= 3,14</text:p>
          </table:table-cell>
          <table:table-cell table:style-name="ce7" table:content-validation-name="val9"/>
          <table:table-cell/>
          <table:table-cell office:value-type="string">
            <text:p>= 13:15</text:p>
          </table:table-cell>
          <table:table-cell table:style-name="ce12" table:content-validation-name="val34"/>
          <table:table-cell table:number-columns-repeated="251"/>
        </table:table-row>
        <table:table-row table:style-name="ro1">
          <table:table-cell office:value-type="string">
            <text:p>&lt; <text:s/>10,15</text:p>
          </table:table-cell>
          <table:table-cell table:style-name="ce7" table:content-validation-name="val10"/>
          <table:table-cell/>
          <table:table-cell office:value-type="string">
            <text:p>&lt; <text:s/>13:15</text:p>
          </table:table-cell>
          <table:table-cell table:style-name="ce12" table:content-validation-name="val35"/>
          <table:table-cell table:number-columns-repeated="251"/>
        </table:table-row>
        <table:table-row table:style-name="ro1">
          <table:table-cell office:value-type="string">
            <text:p>&gt; <text:s/>25,09</text:p>
          </table:table-cell>
          <table:table-cell table:style-name="ce7" table:content-validation-name="val11"/>
          <table:table-cell/>
          <table:table-cell office:value-type="string">
            <text:p>&gt; <text:s/>13:15</text:p>
          </table:table-cell>
          <table:table-cell table:style-name="ce12" table:content-validation-name="val36"/>
          <table:table-cell table:number-columns-repeated="251"/>
        </table:table-row>
        <table:table-row table:style-name="ro1">
          <table:table-cell office:value-type="string">
            <text:p>&lt;= <text:s/>10,6</text:p>
          </table:table-cell>
          <table:table-cell table:style-name="ce7" table:content-validation-name="val12"/>
          <table:table-cell/>
          <table:table-cell office:value-type="string">
            <text:p>&lt;= <text:s/>13:15</text:p>
          </table:table-cell>
          <table:table-cell table:style-name="ce12" table:content-validation-name="val37"/>
          <table:table-cell table:number-columns-repeated="251"/>
        </table:table-row>
        <table:table-row table:style-name="ro1">
          <table:table-cell office:value-type="string">
            <text:p>&gt;= <text:s/>11,8</text:p>
          </table:table-cell>
          <table:table-cell table:style-name="ce7" table:content-validation-name="val13"/>
          <table:table-cell/>
          <table:table-cell office:value-type="string">
            <text:p>&gt;= <text:s/>13:15</text:p>
          </table:table-cell>
          <table:table-cell table:style-name="ce12" table:content-validation-name="val38"/>
          <table:table-cell table:number-columns-repeated="251"/>
        </table:table-row>
        <table:table-row table:style-name="ro1">
          <table:table-cell office:value-type="string">
            <text:p>&lt;&gt; <text:s/>3,14</text:p>
          </table:table-cell>
          <table:table-cell table:style-name="ce7" table:content-validation-name="val14"/>
          <table:table-cell/>
          <table:table-cell office:value-type="string">
            <text:p>&lt;&gt; <text:s/>13:15</text:p>
          </table:table-cell>
          <table:table-cell table:style-name="ce12" table:content-validation-name="val39"/>
          <table:table-cell table:number-columns-repeated="251"/>
        </table:table-row>
        <table:table-row table:style-name="ro1">
          <table:table-cell office:value-type="string">
            <text:p>Between <text:s/>1,4 and 1,5</text:p>
          </table:table-cell>
          <table:table-cell table:style-name="ce7" table:content-validation-name="val15"/>
          <table:table-cell/>
          <table:table-cell office:value-type="string">
            <text:p>Between <text:s/>13:15 and 23:12</text:p>
          </table:table-cell>
          <table:table-cell table:style-name="ce12" table:content-validation-name="val40"/>
          <table:table-cell table:number-columns-repeated="251"/>
        </table:table-row>
        <table:table-row table:style-name="ro1">
          <table:table-cell office:value-type="string">
            <text:p>Not between <text:s/>2,1 and 2,2</text:p>
          </table:table-cell>
          <table:table-cell table:style-name="ce7" table:content-validation-name="val16"/>
          <table:table-cell/>
          <table:table-cell office:value-type="string">
            <text:p>Not between 13:00 and 13:12</text:p>
          </table:table-cell>
          <table:table-cell table:style-name="ce12" table:content-validation-name="val41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>
            <text:p>Without selection list /vert</text:p>
          </table:table-cell>
          <table:table-cell table:style-name="ce8" table:content-validation-name="val17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42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18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43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19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44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out selection list /hor</text:p>
          </table:table-cell>
          <table:table-cell table:style-name="ce8" table:content-validation-name="val20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45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21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22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Area selection</text:p>
          </table:table-cell>
          <table:table-cell table:style-name="ce8" table:content-validation-name="val23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ot allow blanks</text:p>
          </table:table-cell>
          <table:table-cell table:style-name="ce8" table:content-validation-name="val24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amed range</text:p>
          </table:table-cell>
          <table:table-cell table:style-name="ce8" table:content-validation-name="val25"/>
          <table:table-cell table:style-name="ce4" table:number-columns-repeated="5"/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rch</text:p>
          </table:table-cell>
          <table:table-cell table:number-columns-repeated="2"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Name01</text:p>
          </table:table-cell>
          <table:table-cell table:number-columns-repeated="255"/>
        </table:table-row>
        <table:table-row table:style-name="ro1">
          <table:table-cell office:value-type="string">
            <text:p>Name02</text:p>
          </table:table-cell>
          <table:table-cell table:number-columns-repeated="255"/>
        </table:table-row>
        <table:table-row table:style-name="ro1">
          <table:table-cell office:value-type="string">
            <text:p>Name03</text:p>
          </table:table-cell>
          <table:table-cell table:number-columns-repeated="255"/>
        </table:table-row>
        <table:table-row table:style-name="ro1">
          <table:table-cell office:value-type="string">
            <text:p>Name04</text:p>
          </table:table-cell>
          <table:table-cell table:number-columns-repeated="255"/>
        </table:table-row>
        <table:table-row table:style-name="ro1">
          <table:table-cell office:value-type="string">
            <text:p>Name05</text:p>
          </table:table-cell>
          <table:table-cell table:number-columns-repeated="255"/>
        </table:table-row>
        <table:table-row table:style-name="ro1">
          <table:table-cell office:value-type="string">
            <text:p>Name06</text:p>
          </table:table-cell>
          <table:table-cell table:number-columns-repeated="255"/>
        </table:table-row>
        <table:table-row table:style-name="ro1" table:number-rows-repeated="319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rning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Validity whole number</text:p>
          </table:table-cell>
          <table:table-cell table:number-columns-repeated="2"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content-validation-name="val55"/>
          <table:table-cell table:number-columns-repeated="2"/>
          <table:table-cell table:content-validation-name="val64"/>
          <table:table-cell table:number-columns-repeated="2"/>
          <table:table-cell table:content-validation-name="val64"/>
          <table:table-cell table:number-columns-repeated="248"/>
        </table:table-row>
        <table:table-row table:style-name="ro1">
          <table:table-cell office:value-type="string">
            <text:p>= 3</text:p>
          </table:table-cell>
          <table:table-cell table:style-name="Default" table:content-validation-name="val56"/>
          <table:table-cell/>
          <table:table-cell office:value-type="string">
            <text:p>= 13.12.99</text:p>
          </table:table-cell>
          <table:table-cell table:style-name="ce13" table:content-validation-name="val82"/>
          <table:table-cell/>
          <table:table-cell office:value-type="string">
            <text:p>= 3</text:p>
          </table:table-cell>
          <table:table-cell table:content-validation-name="val102"/>
          <table:table-cell table:number-columns-repeated="248"/>
        </table:table-row>
        <table:table-row table:style-name="ro1">
          <table:table-cell office:value-type="string">
            <text:p>&lt;10</text:p>
          </table:table-cell>
          <table:table-cell table:content-validation-name="val57"/>
          <table:table-cell/>
          <table:table-cell office:value-type="string">
            <text:p>&lt; <text:s/>13.12.99</text:p>
          </table:table-cell>
          <table:table-cell table:style-name="ce13" table:content-validation-name="val83"/>
          <table:table-cell/>
          <table:table-cell office:value-type="string">
            <text:p>&lt;10</text:p>
          </table:table-cell>
          <table:table-cell table:content-validation-name="val103"/>
          <table:table-cell table:number-columns-repeated="248"/>
        </table:table-row>
        <table:table-row table:style-name="ro1">
          <table:table-cell office:value-type="string">
            <text:p>&gt;25</text:p>
          </table:table-cell>
          <table:table-cell table:content-validation-name="val58"/>
          <table:table-cell/>
          <table:table-cell office:value-type="string">
            <text:p>&gt; <text:s/>13.12.99</text:p>
          </table:table-cell>
          <table:table-cell table:style-name="ce13" table:content-validation-name="val84"/>
          <table:table-cell/>
          <table:table-cell office:value-type="string">
            <text:p>&gt;25</text:p>
          </table:table-cell>
          <table:table-cell table:content-validation-name="val104"/>
          <table:table-cell table:number-columns-repeated="248"/>
        </table:table-row>
        <table:table-row table:style-name="ro1">
          <table:table-cell office:value-type="string">
            <text:p>&lt;= 10</text:p>
          </table:table-cell>
          <table:table-cell table:content-validation-name="val59"/>
          <table:table-cell/>
          <table:table-cell office:value-type="string">
            <text:p>&lt;= <text:s/>13.12.99</text:p>
          </table:table-cell>
          <table:table-cell table:style-name="ce13" table:content-validation-name="val85"/>
          <table:table-cell/>
          <table:table-cell office:value-type="string">
            <text:p>&lt;= 10</text:p>
          </table:table-cell>
          <table:table-cell table:content-validation-name="val105"/>
          <table:table-cell table:number-columns-repeated="248"/>
        </table:table-row>
        <table:table-row table:style-name="ro1">
          <table:table-cell office:value-type="string">
            <text:p>&gt;=11</text:p>
          </table:table-cell>
          <table:table-cell table:content-validation-name="val60"/>
          <table:table-cell/>
          <table:table-cell office:value-type="string">
            <text:p>&gt;= <text:s/>13.12.99</text:p>
          </table:table-cell>
          <table:table-cell table:style-name="ce13" table:content-validation-name="val86"/>
          <table:table-cell/>
          <table:table-cell office:value-type="string">
            <text:p>&gt;=11</text:p>
          </table:table-cell>
          <table:table-cell table:content-validation-name="val106"/>
          <table:table-cell table:number-columns-repeated="248"/>
        </table:table-row>
        <table:table-row table:style-name="ro1">
          <table:table-cell office:value-type="string">
            <text:p>&lt;&gt; 3</text:p>
          </table:table-cell>
          <table:table-cell table:content-validation-name="val61"/>
          <table:table-cell/>
          <table:table-cell office:value-type="string">
            <text:p>&lt;&gt; <text:s/>13.12.99</text:p>
          </table:table-cell>
          <table:table-cell table:style-name="ce13" table:content-validation-name="val87"/>
          <table:table-cell/>
          <table:table-cell office:value-type="string">
            <text:p>&lt;&gt; 3</text:p>
          </table:table-cell>
          <table:table-cell table:content-validation-name="val107"/>
          <table:table-cell table:number-columns-repeated="248"/>
        </table:table-row>
        <table:table-row table:style-name="ro1">
          <table:table-cell office:value-type="string">
            <text:p>Between 1 and 5</text:p>
          </table:table-cell>
          <table:table-cell table:content-validation-name="val62"/>
          <table:table-cell/>
          <table:table-cell office:value-type="string">
            <text:p>Between <text:s/>13. and 23.12.99</text:p>
          </table:table-cell>
          <table:table-cell table:style-name="ce13" table:content-validation-name="val88"/>
          <table:table-cell/>
          <table:table-cell office:value-type="string">
            <text:p>Between 1 and 5</text:p>
          </table:table-cell>
          <table:table-cell table:content-validation-name="val108"/>
          <table:table-cell table:number-columns-repeated="248"/>
        </table:table-row>
        <table:table-row table:style-name="ro1">
          <table:table-cell office:value-type="string">
            <text:p>Not between 2 and 6</text:p>
          </table:table-cell>
          <table:table-cell table:content-validation-name="val63"/>
          <table:table-cell/>
          <table:table-cell office:value-type="string">
            <text:p>Not between 13. and 23.12.99</text:p>
          </table:table-cell>
          <table:table-cell table:style-name="ce13" table:content-validation-name="val89"/>
          <table:table-cell/>
          <table:table-cell office:value-type="string">
            <text:p>Not between 2 and 6</text:p>
          </table:table-cell>
          <table:table-cell table:content-validation-name="val109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content-validation-name="val64"/>
          <table:table-cell table:number-columns-repeated="2"/>
          <table:table-cell table:content-validation-name="val64"/>
          <table:table-cell table:number-columns-repeated="251"/>
        </table:table-row>
        <table:table-row table:style-name="ro1">
          <table:table-cell office:value-type="string">
            <text:p>= 3,14</text:p>
          </table:table-cell>
          <table:table-cell table:style-name="ce7" table:content-validation-name="val65"/>
          <table:table-cell/>
          <table:table-cell office:value-type="string">
            <text:p>= 13:15</text:p>
          </table:table-cell>
          <table:table-cell table:style-name="ce12" table:content-validation-name="val90"/>
          <table:table-cell table:number-columns-repeated="251"/>
        </table:table-row>
        <table:table-row table:style-name="ro1">
          <table:table-cell office:value-type="string">
            <text:p>&lt; <text:s/>10,15</text:p>
          </table:table-cell>
          <table:table-cell table:style-name="ce7" table:content-validation-name="val66"/>
          <table:table-cell/>
          <table:table-cell office:value-type="string">
            <text:p>&lt; <text:s/>13:15</text:p>
          </table:table-cell>
          <table:table-cell table:style-name="ce12" table:content-validation-name="val91"/>
          <table:table-cell table:number-columns-repeated="251"/>
        </table:table-row>
        <table:table-row table:style-name="ro1">
          <table:table-cell office:value-type="string">
            <text:p>&gt; <text:s/>25,09</text:p>
          </table:table-cell>
          <table:table-cell table:style-name="ce7" table:content-validation-name="val67"/>
          <table:table-cell/>
          <table:table-cell office:value-type="string">
            <text:p>&gt; <text:s/>13:15</text:p>
          </table:table-cell>
          <table:table-cell table:style-name="ce12" table:content-validation-name="val92"/>
          <table:table-cell table:number-columns-repeated="251"/>
        </table:table-row>
        <table:table-row table:style-name="ro1">
          <table:table-cell office:value-type="string">
            <text:p>&lt;= <text:s/>10,6</text:p>
          </table:table-cell>
          <table:table-cell table:style-name="ce7" table:content-validation-name="val68"/>
          <table:table-cell/>
          <table:table-cell office:value-type="string">
            <text:p>&lt;= <text:s/>13:15</text:p>
          </table:table-cell>
          <table:table-cell table:style-name="ce12" table:content-validation-name="val93"/>
          <table:table-cell table:number-columns-repeated="251"/>
        </table:table-row>
        <table:table-row table:style-name="ro1">
          <table:table-cell office:value-type="string">
            <text:p>&gt;= <text:s/>11,8</text:p>
          </table:table-cell>
          <table:table-cell table:style-name="ce7" table:content-validation-name="val69"/>
          <table:table-cell/>
          <table:table-cell office:value-type="string">
            <text:p>&gt;= <text:s/>13:15</text:p>
          </table:table-cell>
          <table:table-cell table:style-name="ce12" table:content-validation-name="val94"/>
          <table:table-cell table:number-columns-repeated="251"/>
        </table:table-row>
        <table:table-row table:style-name="ro1">
          <table:table-cell office:value-type="string">
            <text:p>&lt;&gt; <text:s/>3,14</text:p>
          </table:table-cell>
          <table:table-cell table:style-name="ce7" table:content-validation-name="val70"/>
          <table:table-cell/>
          <table:table-cell office:value-type="string">
            <text:p>&lt;&gt; <text:s/>13:15</text:p>
          </table:table-cell>
          <table:table-cell table:style-name="ce12" table:content-validation-name="val95"/>
          <table:table-cell table:number-columns-repeated="251"/>
        </table:table-row>
        <table:table-row table:style-name="ro1">
          <table:table-cell office:value-type="string">
            <text:p>Between <text:s/>1,4 and 1,5</text:p>
          </table:table-cell>
          <table:table-cell table:style-name="ce7" table:content-validation-name="val71"/>
          <table:table-cell/>
          <table:table-cell office:value-type="string">
            <text:p>Between <text:s/>13:15 and 23:12</text:p>
          </table:table-cell>
          <table:table-cell table:style-name="ce12" table:content-validation-name="val96"/>
          <table:table-cell table:number-columns-repeated="251"/>
        </table:table-row>
        <table:table-row table:style-name="ro1">
          <table:table-cell office:value-type="string">
            <text:p>Not between <text:s/>2,1 and 2,2</text:p>
          </table:table-cell>
          <table:table-cell table:style-name="ce7" table:content-validation-name="val72"/>
          <table:table-cell/>
          <table:table-cell office:value-type="string">
            <text:p>Not between 13:00 and 13:12</text:p>
          </table:table-cell>
          <table:table-cell table:style-name="ce12" table:content-validation-name="val97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style-name="ce4" table:number-columns-repeated="3"/>
          <table:table-cell table:number-columns-repeated="249"/>
        </table:table-row>
        <table:table-row table:style-name="ro1" table:number-rows-repeated="2">
          <table:table-cell table:style-name="ce4" table:number-columns-repeated="7"/>
          <table:table-cell table:number-columns-repeated="249"/>
        </table:table-row>
        <table:table-row table:style-name="ro1">
          <table:table-cell table:style-name="ce4" office:value-type="string">
            <text:p>Without selection list /vert</text:p>
          </table:table-cell>
          <table:table-cell table:style-name="ce8" table:content-validation-name="val73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98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74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99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75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100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out selection list /hor</text:p>
          </table:table-cell>
          <table:table-cell table:style-name="ce8" table:content-validation-name="val76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101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77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78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Area selection</text:p>
          </table:table-cell>
          <table:table-cell table:style-name="ce8" table:content-validation-name="val79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ot allow blanks</text:p>
          </table:table-cell>
          <table:table-cell table:style-name="ce8" table:content-validation-name="val80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amed range</text:p>
          </table:table-cell>
          <table:table-cell table:style-name="ce8" table:content-validation-name="val81"/>
          <table:table-cell table:style-name="ce4" table:number-columns-repeated="5"/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rch</text:p>
          </table:table-cell>
          <table:table-cell table:number-columns-repeated="2"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1" table:number-rows-repeated="319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format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8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Validity whole number</text:p>
          </table:table-cell>
          <table:table-cell table:number-columns-repeated="2"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content-validation-name="val110"/>
          <table:table-cell table:number-columns-repeated="2"/>
          <table:table-cell table:content-validation-name="val110"/>
          <table:table-cell table:number-columns-repeated="2"/>
          <table:table-cell table:content-validation-name="val110"/>
          <table:table-cell table:number-columns-repeated="248"/>
        </table:table-row>
        <table:table-row table:style-name="ro1">
          <table:table-cell office:value-type="string">
            <text:p>= 3</text:p>
          </table:table-cell>
          <table:table-cell table:content-validation-name="val111"/>
          <table:table-cell/>
          <table:table-cell office:value-type="string">
            <text:p>= 13.12.99</text:p>
          </table:table-cell>
          <table:table-cell table:style-name="ce13" table:content-validation-name="val136"/>
          <table:table-cell/>
          <table:table-cell office:value-type="string">
            <text:p>= 3</text:p>
          </table:table-cell>
          <table:table-cell table:content-validation-name="val156"/>
          <table:table-cell table:number-columns-repeated="248"/>
        </table:table-row>
        <table:table-row table:style-name="ro1">
          <table:table-cell office:value-type="string">
            <text:p>&lt;10</text:p>
          </table:table-cell>
          <table:table-cell table:content-validation-name="val112"/>
          <table:table-cell/>
          <table:table-cell office:value-type="string">
            <text:p>&lt; <text:s/>13.12.99</text:p>
          </table:table-cell>
          <table:table-cell table:style-name="ce13" table:content-validation-name="val137"/>
          <table:table-cell/>
          <table:table-cell office:value-type="string">
            <text:p>&lt;10</text:p>
          </table:table-cell>
          <table:table-cell table:content-validation-name="val157"/>
          <table:table-cell table:number-columns-repeated="248"/>
        </table:table-row>
        <table:table-row table:style-name="ro1">
          <table:table-cell office:value-type="string">
            <text:p>&gt;25</text:p>
          </table:table-cell>
          <table:table-cell table:content-validation-name="val113"/>
          <table:table-cell/>
          <table:table-cell office:value-type="string">
            <text:p>&gt; <text:s/>13.12.99</text:p>
          </table:table-cell>
          <table:table-cell table:style-name="ce13" table:content-validation-name="val138"/>
          <table:table-cell/>
          <table:table-cell office:value-type="string">
            <text:p>&gt;25</text:p>
          </table:table-cell>
          <table:table-cell table:content-validation-name="val158"/>
          <table:table-cell table:number-columns-repeated="248"/>
        </table:table-row>
        <table:table-row table:style-name="ro1">
          <table:table-cell office:value-type="string">
            <text:p>&lt;= 10</text:p>
          </table:table-cell>
          <table:table-cell table:content-validation-name="val114"/>
          <table:table-cell/>
          <table:table-cell office:value-type="string">
            <text:p>&lt;= <text:s/>13.12.99</text:p>
          </table:table-cell>
          <table:table-cell table:style-name="ce13" table:content-validation-name="val139"/>
          <table:table-cell/>
          <table:table-cell office:value-type="string">
            <text:p>&lt;= 10</text:p>
          </table:table-cell>
          <table:table-cell table:content-validation-name="val159"/>
          <table:table-cell table:number-columns-repeated="248"/>
        </table:table-row>
        <table:table-row table:style-name="ro1">
          <table:table-cell office:value-type="string">
            <text:p>&gt;=11</text:p>
          </table:table-cell>
          <table:table-cell table:content-validation-name="val115"/>
          <table:table-cell/>
          <table:table-cell office:value-type="string">
            <text:p>&gt;= <text:s/>13.12.99</text:p>
          </table:table-cell>
          <table:table-cell table:style-name="ce13" table:content-validation-name="val140"/>
          <table:table-cell/>
          <table:table-cell office:value-type="string">
            <text:p>&gt;=11</text:p>
          </table:table-cell>
          <table:table-cell table:content-validation-name="val160"/>
          <table:table-cell table:number-columns-repeated="248"/>
        </table:table-row>
        <table:table-row table:style-name="ro1">
          <table:table-cell office:value-type="string">
            <text:p>&lt;&gt; 3</text:p>
          </table:table-cell>
          <table:table-cell table:content-validation-name="val116"/>
          <table:table-cell/>
          <table:table-cell office:value-type="string">
            <text:p>&lt;&gt; <text:s/>13.12.99</text:p>
          </table:table-cell>
          <table:table-cell table:style-name="ce13" table:content-validation-name="val141"/>
          <table:table-cell/>
          <table:table-cell office:value-type="string">
            <text:p>&lt;&gt; 3</text:p>
          </table:table-cell>
          <table:table-cell table:content-validation-name="val161"/>
          <table:table-cell table:number-columns-repeated="248"/>
        </table:table-row>
        <table:table-row table:style-name="ro1">
          <table:table-cell office:value-type="string">
            <text:p>Between 1 and 5</text:p>
          </table:table-cell>
          <table:table-cell table:content-validation-name="val117"/>
          <table:table-cell/>
          <table:table-cell office:value-type="string">
            <text:p>Between <text:s/>13. and 23.12.99</text:p>
          </table:table-cell>
          <table:table-cell table:style-name="ce13" table:content-validation-name="val142"/>
          <table:table-cell/>
          <table:table-cell office:value-type="string">
            <text:p>Between 1 and 5</text:p>
          </table:table-cell>
          <table:table-cell table:content-validation-name="val162"/>
          <table:table-cell table:number-columns-repeated="248"/>
        </table:table-row>
        <table:table-row table:style-name="ro1">
          <table:table-cell office:value-type="string">
            <text:p>Not between 2 and 6</text:p>
          </table:table-cell>
          <table:table-cell table:content-validation-name="val118"/>
          <table:table-cell/>
          <table:table-cell office:value-type="string">
            <text:p>Not between 13. and 23.12.99</text:p>
          </table:table-cell>
          <table:table-cell table:style-name="ce13" table:content-validation-name="val143"/>
          <table:table-cell/>
          <table:table-cell office:value-type="string">
            <text:p>Not between 2 and 6</text:p>
          </table:table-cell>
          <table:table-cell table:content-validation-name="val110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content-validation-name="val110"/>
          <table:table-cell table:number-columns-repeated="2"/>
          <table:table-cell table:content-validation-name="val110"/>
          <table:table-cell table:number-columns-repeated="251"/>
        </table:table-row>
        <table:table-row table:style-name="ro1">
          <table:table-cell office:value-type="string">
            <text:p>= 3,14</text:p>
          </table:table-cell>
          <table:table-cell table:style-name="ce7" table:content-validation-name="val119"/>
          <table:table-cell/>
          <table:table-cell office:value-type="string">
            <text:p>= 13:15</text:p>
          </table:table-cell>
          <table:table-cell table:style-name="ce12" table:content-validation-name="val144"/>
          <table:table-cell table:number-columns-repeated="251"/>
        </table:table-row>
        <table:table-row table:style-name="ro1">
          <table:table-cell office:value-type="string">
            <text:p>&lt; <text:s/>10,15</text:p>
          </table:table-cell>
          <table:table-cell table:style-name="ce7" table:content-validation-name="val120"/>
          <table:table-cell/>
          <table:table-cell office:value-type="string">
            <text:p>&lt; <text:s/>13:15</text:p>
          </table:table-cell>
          <table:table-cell table:style-name="ce12" table:content-validation-name="val145"/>
          <table:table-cell table:number-columns-repeated="251"/>
        </table:table-row>
        <table:table-row table:style-name="ro1">
          <table:table-cell office:value-type="string">
            <text:p>&gt; <text:s/>25,09</text:p>
          </table:table-cell>
          <table:table-cell table:style-name="ce7" table:content-validation-name="val121"/>
          <table:table-cell/>
          <table:table-cell office:value-type="string">
            <text:p>&gt; <text:s/>13:15</text:p>
          </table:table-cell>
          <table:table-cell table:style-name="ce12" table:content-validation-name="val146"/>
          <table:table-cell table:number-columns-repeated="251"/>
        </table:table-row>
        <table:table-row table:style-name="ro1">
          <table:table-cell office:value-type="string">
            <text:p>&lt;= <text:s/>10,6</text:p>
          </table:table-cell>
          <table:table-cell table:style-name="ce7" table:content-validation-name="val122"/>
          <table:table-cell/>
          <table:table-cell office:value-type="string">
            <text:p>&lt;= <text:s/>13:15</text:p>
          </table:table-cell>
          <table:table-cell table:style-name="ce12" table:content-validation-name="val147"/>
          <table:table-cell table:number-columns-repeated="251"/>
        </table:table-row>
        <table:table-row table:style-name="ro1">
          <table:table-cell office:value-type="string">
            <text:p>&gt;= <text:s/>11,8</text:p>
          </table:table-cell>
          <table:table-cell table:style-name="ce7" table:content-validation-name="val123"/>
          <table:table-cell/>
          <table:table-cell office:value-type="string">
            <text:p>&gt;= <text:s/>13:15</text:p>
          </table:table-cell>
          <table:table-cell table:style-name="ce12" table:content-validation-name="val148"/>
          <table:table-cell table:number-columns-repeated="251"/>
        </table:table-row>
        <table:table-row table:style-name="ro1">
          <table:table-cell office:value-type="string">
            <text:p>&lt;&gt; <text:s/>3,14</text:p>
          </table:table-cell>
          <table:table-cell table:style-name="ce7" table:content-validation-name="val124"/>
          <table:table-cell/>
          <table:table-cell office:value-type="string">
            <text:p>&lt;&gt; <text:s/>13:15</text:p>
          </table:table-cell>
          <table:table-cell table:style-name="ce12" table:content-validation-name="val149"/>
          <table:table-cell table:number-columns-repeated="251"/>
        </table:table-row>
        <table:table-row table:style-name="ro1">
          <table:table-cell office:value-type="string">
            <text:p>Between <text:s/>1,4 and 1,5</text:p>
          </table:table-cell>
          <table:table-cell table:style-name="ce7" table:content-validation-name="val125"/>
          <table:table-cell/>
          <table:table-cell office:value-type="string">
            <text:p>Between <text:s/>13:15 and 23:12</text:p>
          </table:table-cell>
          <table:table-cell table:style-name="ce12" table:content-validation-name="val150"/>
          <table:table-cell table:number-columns-repeated="251"/>
        </table:table-row>
        <table:table-row table:style-name="ro1">
          <table:table-cell office:value-type="string">
            <text:p>Not between <text:s/>2,1 and 2,2</text:p>
          </table:table-cell>
          <table:table-cell table:style-name="ce7" table:content-validation-name="val126"/>
          <table:table-cell/>
          <table:table-cell office:value-type="string">
            <text:p>Not between 13:00 and 13:12</text:p>
          </table:table-cell>
          <table:table-cell table:style-name="ce12" table:content-validation-name="val151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style-name="ce4" table:number-columns-repeated="3"/>
          <table:table-cell table:number-columns-repeated="249"/>
        </table:table-row>
        <table:table-row table:style-name="ro1" table:number-rows-repeated="2">
          <table:table-cell table:style-name="ce4" table:number-columns-repeated="7"/>
          <table:table-cell table:number-columns-repeated="249"/>
        </table:table-row>
        <table:table-row table:style-name="ro1">
          <table:table-cell table:style-name="ce4" office:value-type="string">
            <text:p>Without selection list /vert</text:p>
          </table:table-cell>
          <table:table-cell table:style-name="ce8" table:content-validation-name="val127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152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128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153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129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154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out selection list /hor</text:p>
          </table:table-cell>
          <table:table-cell table:style-name="ce8" table:content-validation-name="val130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155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131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132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Area selection</text:p>
          </table:table-cell>
          <table:table-cell table:style-name="ce8" table:content-validation-name="val133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ot allow blanks</text:p>
          </table:table-cell>
          <table:table-cell table:style-name="ce8" table:content-validation-name="val134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amed range</text:p>
          </table:table-cell>
          <table:table-cell table:style-name="ce8" table:content-validation-name="val135"/>
          <table:table-cell table:style-name="ce4" table:number-columns-repeated="5"/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rch</text:p>
          </table:table-cell>
          <table:table-cell table:number-columns-repeated="2"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1" table:number-rows-repeated="319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cro" table:style-name="ta1">
        <office:forms form:automatic-focus="false" form:apply-design-mode="false"/>
        <table:table-column table:style-name="co9" table:default-cell-style-name="ce2"/>
        <table:table-column table:style-name="co2" table:number-columns-repeated="2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Validity whole number</text:p>
          </table:table-cell>
          <table:table-cell table:number-columns-repeated="2"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0"/>
          <table:table-cell table:number-columns-repeated="251"/>
        </table:table-row>
        <table:table-row table:style-name="ro1">
          <table:table-cell table:number-columns-repeated="4"/>
          <table:table-cell table:style-name="ce10" table:content-validation-name="val189"/>
          <table:table-cell table:number-columns-repeated="251"/>
        </table:table-row>
        <table:table-row table:style-name="ro1">
          <table:table-cell office:value-type="string">
            <text:p>= 3</text:p>
          </table:table-cell>
          <table:table-cell table:style-name="ce4" table:content-validation-name="val163"/>
          <table:table-cell table:style-name="ce15" office:value-type="string">
            <text:p>CharColor</text:p>
          </table:table-cell>
          <table:table-cell office:value-type="string">
            <text:p>= 13.12.99</text:p>
          </table:table-cell>
          <table:table-cell table:style-name="ce13" table:content-validation-name="val190"/>
          <table:table-cell table:style-name="ce15" office:value-type="string">
            <text:p>CharColor</text:p>
          </table:table-cell>
          <table:table-cell office:value-type="string">
            <text:p>= 3</text:p>
          </table:table-cell>
          <table:table-cell table:style-name="ce16" table:content-validation-name="val211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>
          <table:table-cell office:value-type="string">
            <text:p>&lt;10</text:p>
          </table:table-cell>
          <table:table-cell table:style-name="ce4" table:content-validation-name="val164"/>
          <table:table-cell table:style-name="ce15" office:value-type="string">
            <text:p>CharColor</text:p>
          </table:table-cell>
          <table:table-cell office:value-type="string">
            <text:p>&lt; 13.12.99</text:p>
          </table:table-cell>
          <table:table-cell table:style-name="ce13" table:content-validation-name="val191"/>
          <table:table-cell table:style-name="ce15" office:value-type="string">
            <text:p>CharColor</text:p>
          </table:table-cell>
          <table:table-cell office:value-type="string">
            <text:p>&lt;10</text:p>
          </table:table-cell>
          <table:table-cell table:style-name="ce16" table:content-validation-name="val212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>
          <table:table-cell office:value-type="string">
            <text:p>&gt;25</text:p>
          </table:table-cell>
          <table:table-cell table:style-name="ce4" table:content-validation-name="val165"/>
          <table:table-cell table:style-name="ce15" office:value-type="string">
            <text:p>CharColor</text:p>
          </table:table-cell>
          <table:table-cell office:value-type="string">
            <text:p>&gt; 13.12.99</text:p>
          </table:table-cell>
          <table:table-cell table:style-name="ce13" table:content-validation-name="val192"/>
          <table:table-cell table:style-name="ce15" office:value-type="string">
            <text:p>CharColor</text:p>
          </table:table-cell>
          <table:table-cell office:value-type="string">
            <text:p>&gt;25</text:p>
          </table:table-cell>
          <table:table-cell table:style-name="ce16" table:content-validation-name="val213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>
          <table:table-cell office:value-type="string">
            <text:p>&lt;= 10</text:p>
          </table:table-cell>
          <table:table-cell table:style-name="ce4" table:content-validation-name="val166"/>
          <table:table-cell table:style-name="ce15" office:value-type="string">
            <text:p>CharColor</text:p>
          </table:table-cell>
          <table:table-cell office:value-type="string">
            <text:p>&lt;= <text:s/>13.12.99</text:p>
          </table:table-cell>
          <table:table-cell table:style-name="ce13" table:content-validation-name="val193"/>
          <table:table-cell table:style-name="ce15" office:value-type="string">
            <text:p>CharColor</text:p>
          </table:table-cell>
          <table:table-cell office:value-type="string">
            <text:p>&lt;= 10</text:p>
          </table:table-cell>
          <table:table-cell table:style-name="ce16" table:content-validation-name="val214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>
          <table:table-cell office:value-type="string">
            <text:p>&gt;=11</text:p>
          </table:table-cell>
          <table:table-cell table:style-name="ce4" table:content-validation-name="val167"/>
          <table:table-cell table:style-name="ce15" office:value-type="string">
            <text:p>CharColor</text:p>
          </table:table-cell>
          <table:table-cell office:value-type="string">
            <text:p>&gt;= <text:s/>13.12.99</text:p>
          </table:table-cell>
          <table:table-cell table:style-name="ce13" table:content-validation-name="val194"/>
          <table:table-cell table:style-name="ce15" office:value-type="string">
            <text:p>CharColor</text:p>
          </table:table-cell>
          <table:table-cell office:value-type="string">
            <text:p>&gt;=11</text:p>
          </table:table-cell>
          <table:table-cell table:style-name="ce16" table:content-validation-name="val215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>
          <table:table-cell office:value-type="string">
            <text:p>&lt;&gt; 3</text:p>
          </table:table-cell>
          <table:table-cell table:style-name="ce4" table:content-validation-name="val168"/>
          <table:table-cell table:style-name="ce15" office:value-type="string">
            <text:p>CharColor</text:p>
          </table:table-cell>
          <table:table-cell office:value-type="string">
            <text:p>&lt;&gt; <text:s/>13.12.99</text:p>
          </table:table-cell>
          <table:table-cell table:style-name="ce13" table:content-validation-name="val195"/>
          <table:table-cell table:style-name="ce15" office:value-type="string">
            <text:p>CharColor</text:p>
          </table:table-cell>
          <table:table-cell office:value-type="string">
            <text:p>&lt;&gt; 3</text:p>
          </table:table-cell>
          <table:table-cell table:style-name="ce16" table:content-validation-name="val216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>
          <table:table-cell office:value-type="string">
            <text:p>Between 1 and 5</text:p>
          </table:table-cell>
          <table:table-cell table:style-name="ce4" table:content-validation-name="val169"/>
          <table:table-cell table:style-name="ce15" office:value-type="string">
            <text:p>CharColor</text:p>
          </table:table-cell>
          <table:table-cell office:value-type="string">
            <text:p>Between <text:s/>13. and 23.12.99</text:p>
          </table:table-cell>
          <table:table-cell table:style-name="ce13" table:content-validation-name="val196"/>
          <table:table-cell table:style-name="ce15" office:value-type="string">
            <text:p>CharColor</text:p>
          </table:table-cell>
          <table:table-cell office:value-type="string">
            <text:p>Between 1 and 5</text:p>
          </table:table-cell>
          <table:table-cell table:style-name="ce16" table:content-validation-name="val217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>
          <table:table-cell office:value-type="string">
            <text:p>Not between 2 and 6</text:p>
          </table:table-cell>
          <table:table-cell table:style-name="ce4" table:content-validation-name="val170"/>
          <table:table-cell table:style-name="ce15" office:value-type="string">
            <text:p>CharColor</text:p>
          </table:table-cell>
          <table:table-cell office:value-type="string">
            <text:p>Not between 13. and 23.12.99</text:p>
          </table:table-cell>
          <table:table-cell table:style-name="ce13" table:content-validation-name="val197"/>
          <table:table-cell table:style-name="ce15" office:value-type="string">
            <text:p>CharColor</text:p>
          </table:table-cell>
          <table:table-cell office:value-type="string">
            <text:p>Not between 2 and 6</text:p>
          </table:table-cell>
          <table:table-cell table:style-name="ce16" table:content-validation-name="val218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3"/>
          <table:table-cell table:style-name="ce17"/>
          <table:table-cell table:number-columns-repeated="247"/>
        </table:table-row>
        <table:table-row table:style-name="ro1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3"/>
          <table:table-cell table:style-name="ce17"/>
          <table:table-cell table:number-columns-repeated="247"/>
        </table:table-row>
        <table:table-row table:style-name="ro1">
          <table:table-cell table:number-columns-repeated="8"/>
          <table:table-cell table:style-name="ce17"/>
          <table:table-cell table:number-columns-repeated="247"/>
        </table:table-row>
        <table:table-row table:style-name="ro1">
          <table:table-cell/>
          <table:table-cell table:content-validation-name="val171"/>
          <table:table-cell table:number-columns-repeated="2"/>
          <table:table-cell table:content-validation-name="val198"/>
          <table:table-cell table:number-columns-repeated="3"/>
          <table:table-cell table:style-name="ce17"/>
          <table:table-cell table:number-columns-repeated="247"/>
        </table:table-row>
        <table:table-row table:style-name="ro1">
          <table:table-cell office:value-type="string">
            <text:p>= 3,14</text:p>
          </table:table-cell>
          <table:table-cell table:style-name="ce14" table:content-validation-name="val172"/>
          <table:table-cell table:style-name="ce10" office:value-type="string">
            <text:p>CharColor</text:p>
          </table:table-cell>
          <table:table-cell office:value-type="string">
            <text:p>= 13:15</text:p>
          </table:table-cell>
          <table:table-cell table:style-name="ce12" table:content-validation-name="val199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1">
          <table:table-cell office:value-type="string">
            <text:p>&lt; <text:s/>10,15</text:p>
          </table:table-cell>
          <table:table-cell table:style-name="ce14" table:content-validation-name="val173"/>
          <table:table-cell office:value-type="string">
            <text:p>CharColor</text:p>
          </table:table-cell>
          <table:table-cell office:value-type="string">
            <text:p>&lt; <text:s/>13:15</text:p>
          </table:table-cell>
          <table:table-cell table:style-name="ce12" table:content-validation-name="val200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1">
          <table:table-cell office:value-type="string">
            <text:p>&gt; <text:s/>25,09</text:p>
          </table:table-cell>
          <table:table-cell table:style-name="ce14" table:content-validation-name="val174"/>
          <table:table-cell office:value-type="string">
            <text:p>CharColor</text:p>
          </table:table-cell>
          <table:table-cell office:value-type="string">
            <text:p>&gt; <text:s/>13:15</text:p>
          </table:table-cell>
          <table:table-cell table:style-name="ce12" table:content-validation-name="val201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1">
          <table:table-cell office:value-type="string">
            <text:p>&lt;= <text:s/>10,6</text:p>
          </table:table-cell>
          <table:table-cell table:style-name="ce14" table:content-validation-name="val175"/>
          <table:table-cell office:value-type="string">
            <text:p>CharColor</text:p>
          </table:table-cell>
          <table:table-cell office:value-type="string">
            <text:p>&lt;= <text:s/>13:15</text:p>
          </table:table-cell>
          <table:table-cell table:style-name="ce12" table:content-validation-name="val202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1">
          <table:table-cell office:value-type="string">
            <text:p>&gt;= <text:s/>11,8</text:p>
          </table:table-cell>
          <table:table-cell table:style-name="ce14" table:content-validation-name="val176"/>
          <table:table-cell office:value-type="string">
            <text:p>CharColor</text:p>
          </table:table-cell>
          <table:table-cell office:value-type="string">
            <text:p>&gt;= <text:s/>13:15</text:p>
          </table:table-cell>
          <table:table-cell table:style-name="ce12" table:content-validation-name="val203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1">
          <table:table-cell office:value-type="string">
            <text:p>&lt;&gt; <text:s/>3,14</text:p>
          </table:table-cell>
          <table:table-cell table:style-name="ce14" table:content-validation-name="val177"/>
          <table:table-cell office:value-type="string">
            <text:p>CharColor</text:p>
          </table:table-cell>
          <table:table-cell office:value-type="string">
            <text:p>&lt;&gt; <text:s/>13:15</text:p>
          </table:table-cell>
          <table:table-cell table:style-name="ce12" table:content-validation-name="val204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1">
          <table:table-cell office:value-type="string">
            <text:p>Between <text:s/>1,4 and 1,5</text:p>
          </table:table-cell>
          <table:table-cell table:style-name="ce14" table:content-validation-name="val178"/>
          <table:table-cell office:value-type="string">
            <text:p>CharColor</text:p>
          </table:table-cell>
          <table:table-cell office:value-type="string">
            <text:p>Between <text:s/>13:15 and 23:12</text:p>
          </table:table-cell>
          <table:table-cell table:style-name="ce12" table:content-validation-name="val205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1">
          <table:table-cell office:value-type="string">
            <text:p>Not between <text:s/>2,1 and 2,2</text:p>
          </table:table-cell>
          <table:table-cell table:style-name="ce14" table:content-validation-name="val179"/>
          <table:table-cell office:value-type="string">
            <text:p>CharColor</text:p>
          </table:table-cell>
          <table:table-cell office:value-type="string">
            <text:p>Not between 13:00 and 13:12</text:p>
          </table:table-cell>
          <table:table-cell table:style-name="ce12" table:content-validation-name="val206"/>
          <table:table-cell table:style-name="ce15" office:value-type="string">
            <text:p>CharColor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style-name="ce4" table:number-columns-repeated="3"/>
          <table:table-cell table:number-columns-repeated="249"/>
        </table:table-row>
        <table:table-row table:style-name="ro1" table:number-rows-repeated="2">
          <table:table-cell table:style-name="ce4" table:number-columns-repeated="7"/>
          <table:table-cell table:number-columns-repeated="249"/>
        </table:table-row>
        <table:table-row table:style-name="ro1">
          <table:table-cell table:style-name="ce4" office:value-type="string">
            <text:p>Without selection list /vert</text:p>
          </table:table-cell>
          <table:table-cell table:style-name="ce8" table:content-validation-name="val180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207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181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208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182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209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out selection list /hor</text:p>
          </table:table-cell>
          <table:table-cell table:style-name="ce8" table:content-validation-name="val183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210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184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185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Area selection</text:p>
          </table:table-cell>
          <table:table-cell table:style-name="ce8" table:content-validation-name="val186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ot allow blanks</text:p>
          </table:table-cell>
          <table:table-cell table:style-name="ce8" table:content-validation-name="val187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amed range</text:p>
          </table:table-cell>
          <table:table-cell table:style-name="ce8" table:content-validation-name="val188"/>
          <table:table-cell table:style-name="ce4" table:number-columns-repeated="5"/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rch</text:p>
          </table:table-cell>
          <table:table-cell table:number-columns-repeated="2"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1" table:number-rows-repeated="319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put Help" table:style-name="ta1">
        <office:forms form:automatic-focus="false" form:apply-design-mode="false"/>
        <table:table-column table:style-name="co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Validity whole numb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= 3</text:p>
          </table:table-cell>
          <table:table-cell table:content-validation-name="val219"/>
          <table:table-cell table:number-columns-repeated="254"/>
        </table:table-row>
        <table:table-row table:style-name="ro1">
          <table:table-cell office:value-type="string">
            <text:p>&lt;10</text:p>
          </table:table-cell>
          <table:table-cell table:content-validation-name="val220"/>
          <table:table-cell table:number-columns-repeated="2"/>
          <table:table-cell table:style-name="ce13"/>
          <table:table-cell table:number-columns-repeated="251"/>
        </table:table-row>
        <table:table-row table:style-name="ro1">
          <table:table-cell office:value-type="string">
            <text:p>&gt;25</text:p>
          </table:table-cell>
          <table:table-cell table:content-validation-name="val221"/>
          <table:table-cell table:number-columns-repeated="2"/>
          <table:table-cell table:style-name="ce13"/>
          <table:table-cell table:number-columns-repeated="251"/>
        </table:table-row>
        <table:table-row table:style-name="ro1">
          <table:table-cell office:value-type="string">
            <text:p>&lt;= 10</text:p>
          </table:table-cell>
          <table:table-cell table:content-validation-name="val222"/>
          <table:table-cell table:number-columns-repeated="2"/>
          <table:table-cell table:style-name="ce13"/>
          <table:table-cell table:number-columns-repeated="251"/>
        </table:table-row>
        <table:table-row table:style-name="ro1">
          <table:table-cell office:value-type="string">
            <text:p>&gt;=11</text:p>
          </table:table-cell>
          <table:table-cell table:content-validation-name="val223"/>
          <table:table-cell table:number-columns-repeated="2"/>
          <table:table-cell table:style-name="ce13"/>
          <table:table-cell table:number-columns-repeated="251"/>
        </table:table-row>
        <table:table-row table:style-name="ro1">
          <table:table-cell office:value-type="string">
            <text:p>&lt;&gt; 3</text:p>
          </table:table-cell>
          <table:table-cell table:content-validation-name="val224"/>
          <table:table-cell table:number-columns-repeated="2"/>
          <table:table-cell table:style-name="ce13"/>
          <table:table-cell table:number-columns-repeated="251"/>
        </table:table-row>
        <table:table-row table:style-name="ro1">
          <table:table-cell office:value-type="string">
            <text:p>Between 1 and 5</text:p>
          </table:table-cell>
          <table:table-cell table:content-validation-name="val225"/>
          <table:table-cell table:number-columns-repeated="2"/>
          <table:table-cell table:style-name="ce13"/>
          <table:table-cell table:number-columns-repeated="251"/>
        </table:table-row>
        <table:table-row table:style-name="ro1">
          <table:table-cell office:value-type="string">
            <text:p>Not between 2 and 6</text:p>
          </table:table-cell>
          <table:table-cell table:content-validation-name="val226"/>
          <table:table-cell table:number-columns-repeated="2"/>
          <table:table-cell table:style-name="ce13"/>
          <table:table-cell table:number-columns-repeated="251"/>
        </table:table-row>
        <table:table-row table:style-name="ro1">
          <table:table-cell table:number-columns-repeated="4"/>
          <table:table-cell table:style-name="ce13"/>
          <table:table-cell table:number-columns-repeated="251"/>
        </table:table-row>
        <table:table-row table:style-name="ro1" table:number-rows-repeated="5">
          <table:table-cell table:number-columns-repeated="256"/>
        </table:table-row>
        <table:table-row table:style-name="ro1" table:number-rows-repeated="8">
          <table:table-cell table:number-columns-repeated="4"/>
          <table:table-cell table:style-name="ce12"/>
          <table:table-cell table:number-columns-repeated="251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testname" table:base-cell-address="$Stop.$A$56" table:cell-range-address="$Stop.$A$51:.$A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0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10"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2"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13">
      <style:text-properties fo:color="#ff0000"/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fr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16">
      <style:text-properties fo:color="#ff0000"/>
      <number:currency-symbol number:language="fr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16P0"/>
    </number:currency-style>
    <number:date-style style:name="N5106" number:language="de" number:country="DE">
      <number:day number:style="long"/>
      <number:month number:style="long"/>
      <number:year/>
    </number:date-style>
    <number:time-style style:name="N5107" number:language="de" number:country="DE">
      <number:hours number:style="long"/>
      <number:minute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8">28.06.2007</text:date>, <text:time>12:0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$Build-9134</meta:generator>
    <dc:title>Validity</dc:title>
    <dc:subject>Test of valid entries </dc:subject>
    <meta:initial-creator>Frank Stecher</meta:initial-creator>
    <meta:creation-date>1999-09-10T14:52:23</meta:creation-date>
    <dc:date>2007-06-28T12:08:12</dc:date>
    <meta:keyword>validity;Test</meta:keyword>
    <dc:language>de-DE</dc:language>
    <meta:editing-cycles>0</meta:editing-cycles>
    <meta:editing-duration>PT0S</meta:editing-duration>
    <meta:user-defined meta:name="Info 0">FSt</meta:user-defined>
    <meta:user-defined meta:name="Info 1">20.10.99</meta:user-defined>
    <meta:user-defined meta:name="Info 2">14:40</meta:user-defined>
    <meta:user-defined meta:name="Info 3">Version 23</meta:user-defined>
    <meta:document-statistic meta:table-count="5" meta:cell-count="491"/>
  </office:meta>
</office:document-meta>
</file>

<file path=Basic/Standard/Modul1.xml><?xml version="1.0" encoding="utf-8"?>
<!DOCTYPE module  PUBLIC '-//OpenOffice.org//DTD OfficeDocument 1.0//EN'  'module.dtd'>
<script:module xmlns:script="http://openoffice.org/2000/script" script:name="Modul1" script:language="StarBasic">REM  *****  BASIC  *****



Sub Gueltig
	oDocument = ThisComponent
	oController = oDocument.GetCurrentController
	oSheet = oController.GetActiveSheet
	oSelection = oController.Selection
	On Local Error Goto NoCell
	Ix = oSelection.CellAddress.Row
	Iy = oSelection.CellAddress.Column
	oCell = oSheet.GetCellByPosition(Iy+1,Ix)
	oCell.IsCellBackgroundTransparent = False
	oCell.CharColor = 65280
	Exit Sub
NOCELL:
	Msgbox("Keine Zelle selektiert!", 16, "StarOffice 6.0")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